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0d004"/>
    </style:style>
    <style:style style:name="T1" style:family="text">
      <style:text-properties officeooo:rsid="0010d0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 which a large amount of energy is produced when the whole fissile material is completely disintegrated. This energy is carried out by hot liquid that convert water into stem which rotates a turbine into dynamo that produces a high amount of electricity. It is believed that if .363 mg of uranium is utilized per day the energy produced will be about 100Mw. <text:s/>If 1g is used daily it can provide about 1000000000000 Mw electric power which will be completely enouggh to solve energy problem in Nep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0T08:32:10</meta:creation-date>
    <dc:date>2014-03-10T08:41:25</dc:date>
    <meta:editing-duration>P0D</meta:editing-duration>
    <meta:editing-cycles>1</meta:editing-cycles>
    <meta:document-statistic meta:table-count="0" meta:image-count="0" meta:object-count="0" meta:page-count="1" meta:paragraph-count="1" meta:word-count="87" meta:character-count="500" meta:non-whitespace-character-count="413"/>
    <meta:generator>LibreOffice/4.0.2.2$Linux_X86_64 LibreOffice_project/400m0$Build-2</meta:generator>
  </office:meta>
</office:document-meta>
</file>